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ans-serif" style:font-name-asian="sans-serif" style:font-name-complex="sans-serif"/>
    </style:style>
    <style:style style:name="P2" style:family="paragraph" style:parent-style-name="Text_20_body">
      <style:paragraph-properties fo:margin-left="0.318cm" fo:margin-right="0.318cm" fo:text-indent="0cm" style:auto-text-indent="false"/>
    </style:style>
    <style:style style:name="P3" style:family="paragraph" style:parent-style-name="Text_20_body">
      <style:paragraph-properties fo:margin-left="0.159cm" fo:margin-right="0.159cm" fo:margin-top="0cm" fo:margin-bottom="0cm" style:contextual-spacing="false" style:line-height-at-least="0.847cm" fo:text-align="start" style:justify-single-word="false" fo:text-indent="0cm" style:auto-text-indent="false"/>
      <style:text-properties fo:color="#ffffff" loext:opacity="100%" fo:font-size="10.5pt" fo:font-weight="bold" loext:padding="0cm" loext:border="none"/>
    </style:style>
    <style:style style:name="P4" style:family="paragraph" style:parent-style-name="Standard">
      <style:text-properties fo:color="#000000" loext:opacity="100%" style:font-name="Berlin Sans FB" fo:font-size="10.5pt" fo:font-style="normal" fo:font-weight="normal" officeooo:rsid="0487660d" officeooo:paragraph-rsid="047cdcac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loext:opacity="100%" style:font-name="Berlin Sans FB" fo:font-size="10.5pt" fo:font-style="normal" fo:font-weight="normal" officeooo:rsid="0491b32f" officeooo:paragraph-rsid="0491b32f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loext:opacity="100%" style:font-name="Berlin Sans FB" fo:font-size="10.5pt" fo:font-style="normal" fo:font-weight="normal" officeooo:rsid="0492f210" officeooo:paragraph-rsid="0492f210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loext:opacity="100%" style:font-name="Berlin Sans FB" fo:font-size="10.5pt" fo:font-style="normal" fo:font-weight="normal" officeooo:paragraph-rsid="0491b32f" fo:background-color="transparent" style:font-style-asian="normal" style:font-style-complex="normal"/>
    </style:style>
    <style:style style:name="P8" style:family="paragraph" style:parent-style-name="Standard">
      <style:text-properties fo:color="#000000" loext:opacity="100%" style:font-name="Berlin Sans FB" fo:font-size="10.5pt" fo:font-style="normal" fo:font-weight="normal" officeooo:rsid="0492f210" officeooo:paragraph-rsid="0492f210" fo:background-color="#f0629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loext:opacity="100%" style:font-name="Berlin Sans FB" fo:font-size="10.5pt" fo:font-style="normal" fo:font-weight="normal" officeooo:rsid="0494a515" officeooo:paragraph-rsid="0494a515" fo:background-color="#f0629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loext:opacity="100%" style:font-name="Berlin Sans FB" fo:font-size="10.5pt" fo:font-style="normal" fo:font-weight="normal" officeooo:rsid="0494a515" officeooo:paragraph-rsid="0494a515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style:font-name="Berlin Sans FB" fo:font-size="10.5pt" fo:font-style="normal" fo:font-weight="normal" officeooo:rsid="0494a515" officeooo:paragraph-rsid="049e8ed3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loext:opacity="100%" style:font-name="Berlin Sans FB" fo:font-size="10.5pt" fo:font-style="normal" fo:font-weight="normal" officeooo:rsid="0494a515" officeooo:paragraph-rsid="049e8ed3" fo:background-color="#18fff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9c27b0" loext:opacity="100%" style:font-name="Consolas" fo:font-size="10.5pt" fo:font-style="normal" fo:font-weight="normal" officeooo:rsid="058bde22" officeooo:paragraph-rsid="04a03f18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9c27b0" loext:opacity="100%" style:font-name="Consolas" fo:font-size="10.5pt" fo:font-weight="normal" officeooo:rsid="058a121b" officeooo:paragraph-rsid="04a03f18" fo:background-color="transparent" style:font-weight-asian="normal" style:font-weight-complex="normal"/>
    </style:style>
    <style:style style:name="P15" style:family="paragraph" style:parent-style-name="Standard">
      <style:text-properties fo:color="#9c27b0" loext:opacity="100%" style:font-name="Consolas" fo:font-size="10.5pt" fo:font-weight="normal" officeooo:rsid="058bde22" officeooo:paragraph-rsid="04a03f18" fo:background-color="transparent" style:font-weight-asian="normal" style:font-weight-complex="normal"/>
    </style:style>
    <style:style style:name="T1" style:family="text">
      <style:text-properties fo:color="#ce9178" loext:opacity="100%" fo:background-color="#1f1f1f" loext:char-shading-value="0"/>
    </style:style>
    <style:style style:name="T2" style:family="text">
      <style:text-properties fo:color="#9cdcfe" loext:opacity="100%" fo:background-color="#1f1f1f" loext:char-shading-value="0"/>
    </style:style>
    <style:style style:name="T3" style:family="text">
      <style:text-properties officeooo:rsid="0491b32f"/>
    </style:style>
    <style:style style:name="T4" style:family="text">
      <style:text-properties fo:color="#cccccc" loext:opacity="100%" fo:background-color="#1f1f1f" loext:char-shading-value="0"/>
    </style:style>
    <style:style style:name="T5" style:family="text">
      <style:text-properties officeooo:rsid="049642d9"/>
    </style:style>
    <style:style style:name="T6" style:family="text">
      <style:text-properties officeooo:rsid="0491b32f" style:font-weight-asian="normal" style:font-weight-complex="normal"/>
    </style:style>
    <style:style style:name="T7" style:family="text">
      <style:text-properties officeooo:rsid="049a3a92"/>
    </style:style>
    <style:style style:name="T8" style:family="text">
      <style:text-properties officeooo:rsid="049a3b89"/>
    </style:style>
    <style:style style:name="T9" style:family="text">
      <style:text-properties officeooo:rsid="049d00e6"/>
    </style:style>
    <style:style style:name="T10" style:family="text">
      <style:text-properties fo:font-variant="normal" fo:text-transform="none" fo:color="#374151" loext:opacity="100%" style:font-name="S hne" fo:font-size="12pt" fo:letter-spacing="normal"/>
    </style:style>
    <style:style style:name="T11" style:family="text">
      <style:text-properties fo:font-variant="normal" fo:text-transform="none" fo:color="#374151" loext:opacity="100%" style:font-name="S hne" fo:letter-spacing="normal"/>
    </style:style>
    <style:style style:name="T12" style:family="text">
      <style:text-properties fo:font-variant="normal" fo:text-transform="none" fo:color="#374151" loext:opacity="100%" style:font-name="S hne" fo:font-size="9pt" fo:letter-spacing="normal" style:font-size-asian="9pt" style:font-size-complex="9pt"/>
    </style:style>
    <style:style style:name="T13" style:family="text">
      <style:text-properties fo:font-variant="normal" fo:text-transform="none" fo:color="#374151" loext:opacity="100%" style:font-name="S hne" fo:font-size="10pt" fo:letter-spacing="normal" style:font-size-asian="10pt" style:font-size-complex="10pt"/>
    </style:style>
    <style:style style:name="T14" style:family="text">
      <style:text-properties fo:font-variant="normal" fo:text-transform="none" fo:color="#374151" loext:opacity="100%" style:font-name="S hne" fo:font-size="10pt" fo:letter-spacing="normal" fo:background-color="#18ffff" loext:char-shading-value="0" style:font-size-asian="10pt" style:font-size-complex="10pt"/>
    </style:style>
    <style:style style:name="T15" style:family="text">
      <style:text-properties fo:font-variant="normal" fo:text-transform="none" fo:color="#374151" loext:opacity="100%" style:font-name="S hne" fo:font-size="10pt" fo:letter-spacing="normal" fo:background-color="#18ffff" loext:char-shading-value="0" style:font-size-asian="10pt" style:font-size-complex="10pt"/>
    </style:style>
    <style:style style:name="T16" style:family="text">
      <style:text-properties fo:font-variant="normal" fo:text-transform="none" fo:color="#374151" loext:opacity="100%" fo:letter-spacing="normal"/>
    </style:style>
    <style:style style:name="T17" style:family="text">
      <style:text-properties fo:font-variant="normal" fo:text-transform="none" fo:color="#374151" loext:opacity="100%" fo:font-size="9pt" fo:letter-spacing="normal" style:font-size-asian="9pt" style:font-size-complex="9pt"/>
    </style:style>
    <style:style style:name="T18" style:family="text">
      <style:text-properties fo:font-variant="normal" fo:text-transform="none" fo:color="#374151" loext:opacity="100%" fo:font-size="10pt" fo:letter-spacing="normal" style:font-size-asian="10pt" style:font-size-complex="10pt"/>
    </style:style>
    <style:style style:name="T19" style:family="text">
      <style:text-properties fo:font-variant="normal" fo:text-transform="none" fo:color="#374151" loext:opacity="100%" fo:font-size="10pt" fo:letter-spacing="normal" fo:background-color="#18ffff" loext:char-shading-value="0" style:font-size-asian="10pt" style:font-size-complex="10pt"/>
    </style:style>
    <style:style style:name="T20" style:family="text">
      <style:text-properties fo:font-variant="normal" fo:text-transform="none" fo:color="#374151" loext:opacity="100%" fo:font-size="10pt" fo:letter-spacing="normal" fo:background-color="#18ffff" loext:char-shading-value="0" style:font-size-asian="10pt" style:font-size-complex="10pt"/>
    </style:style>
    <style:style style:name="T21" style:family="text">
      <style:text-properties loext:padding="0.049cm" loext:border="0.06pt solid #d9d9e3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style:font-size-asian="9pt" style:font-size-complex="9pt" loext:padding="0.049cm" loext:border="0.06pt solid #d9d9e3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style:font-size-asian="10pt" style:font-size-complex="10pt" loext:padding="0.049cm" loext:border="0.06pt solid #d9d9e3"/>
    </style:style>
    <style:style style:name="T26" style:family="text">
      <style:text-properties fo:font-size="10pt" officeooo:rsid="04a03f18" style:font-size-asian="10pt" style:font-size-complex="10pt"/>
    </style:style>
    <style:style style:name="T27" style:family="text">
      <style:text-properties fo:font-size="10pt" officeooo:rsid="058c1f76" style:font-size-asian="10pt" style:font-size-complex="10pt"/>
    </style:style>
    <style:style style:name="T28" style:family="text">
      <style:text-properties fo:font-size="10pt" fo:background-color="#18ffff" loext:char-shading-value="0" style:font-size-asian="10pt" style:font-size-complex="10pt" loext:padding="0.049cm" loext:border="0.06pt solid #d9d9e3"/>
    </style:style>
    <style:style style:name="T29" style:family="text">
      <style:text-properties fo:font-size="10pt" fo:background-color="#18ffff" loext:char-shading-value="0" style:font-size-asian="10pt" style:font-size-complex="10pt" loext:padding="0.049cm" loext:border="0.06pt solid #d9d9e3"/>
    </style:style>
    <style:style style:name="T30" style:family="text">
      <style:text-properties fo:font-size="10pt" officeooo:rsid="04a03f18" fo:background-color="#18ffff" loext:char-shading-value="0" style:font-size-asian="10pt" style:font-size-complex="10pt"/>
    </style:style>
    <style:style style:name="T31" style:family="text">
      <style:text-properties fo:font-size="10pt" fo:background-color="#757575" loext:char-shading-value="0" style:font-size-asian="10pt" style:font-size-complex="10pt" loext:padding="0.049cm" loext:border="0.06pt solid #d9d9e3"/>
    </style:style>
    <style:style style:name="T32" style:family="text">
      <style:text-properties fo:font-size="10pt" fo:font-weight="bold" officeooo:rsid="04a03f18" fo:background-color="#18ffff" loext:char-shading-value="0" style:font-size-asian="10pt" style:font-weight-asian="bold" style:font-size-complex="10pt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.212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kaltura_player_1_ns3gsva4" text:anchor-type="page" text:anchor-page-number="1" svg:x="0cm" svg:y="0cm" svg:width="21.001cm" draw:z-index="0">
        <draw:text-box fo:min-height="1.106cm">
          <draw:frame draw:style-name="fr4" draw:name="Quadro8" text:anchor-type="frame" svg:x="0.212cm" svg:y="0cm" svg:width="0.741cm" draw:z-index="1">
            <draw:text-box fo:min-height="0.741cm">
              <text:p text:style-name="Text_20_body"/>
            </draw:text-box>
          </draw:frame>
          <draw:frame draw:style-name="fr4" draw:name="Quadro7" text:anchor-type="frame" svg:x="0.212cm" svg:y="0cm" svg:width="0.741cm" draw:z-index="3">
            <draw:text-box fo:min-height="0.741cm">
              <text:p text:style-name="Text_20_body"/>
            </draw:text-box>
          </draw:frame>
          <draw:frame draw:style-name="fr4" draw:name="Quadro6" text:anchor-type="frame" svg:x="0.212cm" svg:y="0cm" svg:width="0.741cm" draw:z-index="4">
            <draw:text-box fo:min-height="0.741cm">
              <text:p text:style-name="Text_20_body"/>
            </draw:text-box>
          </draw:frame>
          <draw:frame draw:style-name="fr3" draw:name="Quadro2" text:anchor-type="frame" svg:x="0cm" svg:y="0cm" svg:width="0.041cm" draw:z-index="5">
            <draw:text-box fo:min-height="0.041cm">
              <text:p text:style-name="Text_20_body"/>
            </draw:text-box>
          </draw:frame>
          <text:section text:style-name="Sect1" text:name="player-gui">
            <text:p text:style-name="P3"><draw:frame draw:style-name="fr1" draw:name="Quadro3" text:anchor-type="char" svg:width="20.611cm" draw:z-index="6"><draw:text-box fo:min-height="0.106cm"><draw:frame draw:style-name="fr3" draw:name="Quadro5" text:anchor-type="frame" svg:x="0cm" svg:y="0cm" svg:width="0.979cm" draw:z-index="7"><draw:text-box fo:min-height="0.106cm"><text:p text:style-name="Text_20_body"/></draw:text-box></draw:frame><draw:frame draw:style-name="fr3" draw:name="Quadro4" text:anchor-type="frame" svg:x="0cm" svg:y="0cm" svg:width="4.313cm" draw:z-index="9"><draw:text-box fo:min-height="0.106cm"><text:p text:style-name="Text_20_body"/></draw:text-box></draw:frame><text:p text:style-name="Text_20_body"/></draw:text-box></draw:frame><draw:frame draw:style-name="fr2" draw:name="kaltura_player_1_ns3gsva4-video" text:anchor-type="char" svg:x="0cm" svg:width="21.001cm" draw:z-index="2"><draw:text-box fo:min-height="0.769cm"><text:section text:style-name="Sect1" text:name="_kbvf7"><text:p text:style-name="P2"/></text:section></draw:text-box></draw:frame>00:20 / 07:12</text:p>
          </text:section>
          <text:p text:style-name="P1"><draw:frame draw:style-name="fr1" draw:name="Quadro9" text:anchor-type="char" svg:width="0.041cm" draw:z-index="8"><draw:text-box fo:min-height="0.041cm"><text:p text:style-name="Text_20_body"/></draw:text-box></draw:frame></text:p>
        </draw:text-box>
      </draw:frame>
      <text:p text:style-name="P4">*<text:span text:style-name="T3">1 - display block pra deixar o label e o input um embaixo do outro</text:span></text:p>
      <text:p text:style-name="P5">(e não display inline, que já vem configurado assim e deixa os dois na mesma linha)</text:p>
      <text:p text:style-name="P5"/>
      <text:p text:style-name="P5">*2 - Segundo desafio – colocar todos os itens no centro</text:p>
      <text:p text:style-name="P7"><text:span text:style-name="T6">usei o </text:span><text:span text:style-name="T2">text-align</text:span><text:span text:style-name="T4">: </text:span><text:span text:style-name="T1">center</text:span></text:p>
      <text:p text:style-name="P6"/>
      <text:p text:style-name="P8"><text:s/>diferenciar: </text:p>
      <text:p text:style-name="P8">align itens – center</text:p>
      <text:p text:style-name="P8">justify content – center</text:p>
      <text:p text:style-name="P8">text-align – center</text:p>
      <text:p text:style-name="P8"/>
      <text:p text:style-name="P9">pois imaginei que com align itens o texto fosse centralizar – <text:span text:style-name="T7">e não foi isso que aconteceu</text:span></text:p>
      <text:p text:style-name="P9"/>
      <text:p text:style-name="P10">*<text:span text:style-name="T5">3 – </text:span><text:span text:style-name="T9">Jquery Mask Plugin para aplicar máscara aos campos CPF e CEP</text:span></text:p>
      <text:p text:style-name="P11"><text:span text:style-name="T15">» A função </text:span><text:span text:style-name="Source_20_Text"><text:span text:style-name="T31">$(document).ready()</text:span></text:span><text:span text:style-name="T20"> </text:span><text:span text:style-name="T15">garante que o código seja executado assim que o documento HTML</text:span></text:p>
      <text:p text:style-name="P12"><text:span text:style-name="T13">estiver completamente carregado.</text:span><text:span text:style-name="T24"> </text:span></text:p>
      <text:p text:style-name="P12"><text:span text:style-name="T24"/></text:p>
      <text:p text:style-name="P12"><text:span text:style-name="T24"/></text:p>
      <text:p text:style-name="P12"><text:span text:style-name="T24">» </text:span><text:span text:style-name="T26">CDN » Precisaremos utilizar o plugin Jquery Mask Plugin em CDN</text:span></text:p>
      <text:p text:style-name="P14">CDN » servidor de arquivos estáticos, html, css e js</text:p>
      <text:p text:style-name="P15">quando queremos usar uma biblioteca ou alguma outra ferramenta, podemos procurar</text:p>
      <text:p text:style-name="P13"><text:span text:style-name="T26">na CDN </text:span><text:span text:style-name="T32">sem precisar baixar o arquivo</text:span><text:span text:style-name="T26"> » </text:span><text:span text:style-name="T27">igual o que fazemos com o google fon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89cm" fo:margin-right="0.8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5:41:37.101000000</meta:creation-date>
    <dc:date>2023-06-30T13:14:12.404000000</dc:date>
    <meta:editing-duration>P7DT17H53M23S</meta:editing-duration>
    <meta:editing-cycles>95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7" meta:word-count="152" meta:character-count="874" meta:non-whitespace-character-count="730"/>
  </office:meta>
</office:document-meta>
</file>